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officeooo:rsid="000bcc55" officeooo:paragraph-rsid="000bcc55" fo:background-color="#ffffff"/>
    </style:style>
    <style:style style:name="P2" style:family="paragraph" style:parent-style-name="Standard">
      <style:text-properties fo:color="#000000" fo:font-size="14pt" officeooo:rsid="000bcc55" officeooo:paragraph-rsid="000f20ec" fo:background-color="#ffffff"/>
    </style:style>
    <style:style style:name="P3" style:family="paragraph" style:parent-style-name="Standard">
      <style:text-properties fo:color="#000000" fo:font-size="14pt" officeooo:rsid="000bcc55" officeooo:paragraph-rsid="001048c1" fo:background-color="#ffffff"/>
    </style:style>
    <style:style style:name="P4" style:family="paragraph" style:parent-style-name="Standard">
      <style:text-properties fo:color="#000000" fo:font-size="14pt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</text:p>
      <text:p text:style-name="P4">Народные традиции и обычаи выступают в роли регуляции поведения и деятельности взрослых и детей в семье и обществе, формируют основы нравственных качеств, способствуют возрождению новых духовных ценностей, обогащают культурное наследие народа.</text:p>
      <text:p text:style-name="P1">­</text:p>
      <text:p text:style-name="P4">Традиции – это исторически сложившиеся устойчивые и наиболее обобщённые нормы и принципы общественных отношений людей, передаваемые из поколения в поколение и охраняемые силой общественного мнения. Традиции также древны, как само человечество. Они носят исторический характер, ибо возникли и формировались в процессе трудовой и общественной деятельности людей, складываясь не по желанию отдельных лиц и групп, а имели под собой объективную основу. </text:p>
      <text:p text:style-name="P4"/>
      <text:p text:style-name="P4">Традиции возникали как закономерное явление общественного развития и играли огромную роль в организации усилий рода и племени в борьбе с силами природы, в формировании лучших черт человеческой личности. Нарушение традиций в древние времена считалось недопустимым, и каралось неминуемым наказанием. Традиции - социальное и культурное наследие, передающееся из поколения в поколение и воспроизводящееся в определенных обществах и социальных группах в течение длительного времени. </text:p>
      <text:p text:style-name="P1">­</text:p>
      <text:p text:style-name="P1">Обычаи - это также общепринятые исторически сложившиеся в процессе эволюции правила и нормы, регулирующие поведение людей в определенной области общественной жизни. Это - правила социального поведения, воспроизводящиеся в определённом обществе или социальной группе, укоренившиеся в привычке, быте и сознании их членов. Обычай играет важную роль в воспитании, способствуя приобщению человека к духовной культуре, формирует унаследованный стереотипный способ поведения, знакомит с образцами поведения. </text:p>
      <text:p text:style-name="P1">-</text:p>
      <text:p text:style-name="P2">Практика показывает, что на протяжении веков традиции и обычаи были и остаются одним из действенных средств приобщения новых поколений к жизни общества, формированию определенного типа личности. Особенность их воспитательного воздействия заключается в том, что они не ограничиваются каким-то одним возрастным периодом жизни человека. Каждый человек, живя в обществе, все время находится в сфере действия его обычаев и традиций. Выполнение их требований и предписаний оказывает значительное и постоянное воздействие на формирование мироощущения, культуры чувства и поведения личности, на её отношения к окружающему миру. </text:p>
      <text:p text:style-name="P3">-</text:p>
      <text:p text:style-name="P3">Всестороннее изучение и общественная оценка общих основ национальных традиций и обычаев народа, как и у других наций мира, является важнейшей задачей современной педагогической нау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2-09T11:10:13.460793009</dc:date>
    <meta:editing-duration>PT31M16S</meta:editing-duration>
    <meta:editing-cycles>16</meta:editing-cycles>
    <meta:document-statistic meta:table-count="0" meta:image-count="0" meta:object-count="0" meta:page-count="1" meta:paragraph-count="11" meta:word-count="325" meta:character-count="2478" meta:non-whitespace-character-count="2159"/>
  </office:meta>
</office:document-meta>
</file>